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 2021 (09:3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 (<text:span text:style-name="T1">This shortcut is for Windows</text:span>; for MacOS, to undo your operation, use CMD + z instead).</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1Z</meta:creation-date>
    <dc:date>2021-06-02T21:38:41Z</dc:date>
    <meta:user-defined meta:name="date" meta:value-type="string">June   2, 2021 (09:3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